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Lohit Hindi1" svg:font-family="'Lohit Hindi'" style:font-pitch="variable"/>
    <style:font-face style:name="WenQuanYi Zen Hei" svg:font-family="'WenQuanYi Zen Hei'" style:font-pitch="variable"/>
    <style:font-face style:name="New York" svg:font-family="'New York', 'Times New Roman'"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master-page-name="Standard">
      <style:table-properties style:width="18.002cm" style:page-number="auto" table:align="left" style:writing-mode="lr-tb"/>
    </style:style>
    <style:style style:name="Table1.A" style:family="table-column">
      <style:table-column-properties style:column-width="7.001cm"/>
    </style:style>
    <style:style style:name="Table1.B" style:family="table-column">
      <style:table-column-properties style:column-width="4.142cm"/>
    </style:style>
    <style:style style:name="Table1.C" style:family="table-column">
      <style:table-column-properties style:column-width="6.8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none" fo:border-right="none" fo:border-top="none" fo:border-bottom="0.75pt solid #000000" style:writing-mode="lr-tb"/>
    </style:style>
    <style:style style:name="P1" style:family="paragraph" style:parent-style-name="Standard">
      <style:paragraph-properties fo:text-align="justify" style:justify-single-word="false"/>
      <style:text-properties style:font-name="Times New Roman" fo:language="es" fo:country="ES" fo:font-weight="bold" style:font-weight-asian="bold" style:font-name-complex="Times New Roman" style:font-size-complex="12pt"/>
    </style:style>
    <style:style style:name="P2" style:family="paragraph" style:parent-style-name="Standard">
      <style:paragraph-properties fo:text-align="justify" style:justify-single-word="false">
        <style:tab-stops>
          <style:tab-stop style:position="15.097cm" style:type="right"/>
        </style:tab-stops>
      </style:paragraph-properties>
      <style:text-properties style:font-name="Times New Roman" fo:language="eu" fo:country="ES" fo:font-weight="bold" style:font-weight-asian="bold" style:font-name-complex="Times New Roman" style:font-size-complex="12pt"/>
    </style:style>
    <style:style style:name="P3" style:family="paragraph" style:parent-style-name="Standard">
      <style:paragraph-properties fo:text-align="justify" style:justify-single-word="false"/>
      <style:text-properties style:font-name="Times New Roman" fo:font-size="6pt" fo:language="eu" fo:country="ES" fo:font-weight="bold" style:font-size-asian="5.25pt" style:font-weight-asian="bold" style:font-name-complex="Times New Roman" style:font-size-complex="6pt"/>
    </style:style>
    <style:style style:name="P4" style:family="paragraph" style:parent-style-name="Standard">
      <style:paragraph-properties fo:text-align="end" style:justify-single-word="false"/>
      <style:text-properties style:font-name="Times New Roman" fo:font-size="12pt" fo:language="es" fo:country="ES" fo:font-weight="normal" officeooo:rsid="001becb6" officeooo:paragraph-rsid="001becb6" style:font-size-asian="12pt" style:font-weight-asian="normal" style:font-name-complex="Times New Roman" style:font-size-complex="12pt" style:font-weight-complex="normal"/>
    </style:style>
    <style:style style:name="P5"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6" style:family="paragraph" style:parent-style-name="Standard">
      <style:paragraph-properties fo:text-align="end" style:justify-single-word="false"/>
      <style:text-properties style:font-name="Times New Roman" fo:font-size="12pt" fo:font-weight="normal" officeooo:paragraph-rsid="001becb6" style:font-size-asian="12pt" style:font-weight-asian="normal" style:font-name-complex="Times New Roman" style:font-size-complex="12pt" style:font-weight-complex="normal"/>
    </style:style>
    <style:style style:name="P7" style:family="paragraph" style:parent-style-name="Standard">
      <style:paragraph-properties fo:text-align="justify" style:justify-single-word="false"/>
      <style:text-properties style:font-name="Times New Roman" fo:font-weight="normal" style:font-weight-asian="normal" style:font-name-complex="Times New Roman" style:font-size-complex="12pt" style:font-weight-complex="normal"/>
    </style:style>
    <style:style style:name="P8" style:family="paragraph" style:parent-style-name="Standard">
      <style:paragraph-properties fo:text-align="justify" style:justify-single-word="false"/>
      <style:text-properties style:font-name="Times New Roman" fo:font-weight="normal" officeooo:paragraph-rsid="001150ad" style:font-weight-asian="normal" style:font-name-complex="Times New Roman" style:font-size-complex="12pt" style:font-weight-complex="normal"/>
    </style:style>
    <style:style style:name="P9" style:family="paragraph" style:parent-style-name="Standard">
      <style:paragraph-properties fo:text-align="justify" style:justify-single-word="false"/>
      <style:text-properties style:font-name="Times New Roman" fo:font-weight="normal" officeooo:paragraph-rsid="0014dfd3" style:font-weight-asian="normal" style:font-name-complex="Times New Roman" style:font-size-complex="12pt" style:font-weight-complex="normal"/>
    </style:style>
    <style:style style:name="P10" style:family="paragraph" style:parent-style-name="Standard">
      <style:paragraph-properties fo:text-align="justify" style:justify-single-word="false"/>
      <style:text-properties style:font-name="Times New Roman" fo:font-weight="bold" style:font-weight-asian="bold" style:font-name-complex="Times New Roman" style:font-size-complex="12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style>
    <style:style style:name="P13" style:family="paragraph" style:parent-style-name="Standard">
      <style:text-properties fo:font-size="6pt" style:font-size-asian="5.25pt" style:font-size-complex="6pt"/>
    </style:style>
    <style:style style:name="P14" style:family="paragraph" style:parent-style-name="Standard">
      <style:paragraph-properties fo:text-align="justify" style:justify-single-word="false"/>
      <style:text-properties fo:color="#ff0000" style:font-name="Times New Roman" fo:font-weight="normal" style:font-weight-asian="normal" style:font-name-complex="Times New Roman" style:font-size-complex="12pt" style:font-weight-complex="normal"/>
    </style:style>
    <style:style style:name="P15" style:family="paragraph" style:parent-style-name="Standard">
      <style:paragraph-properties fo:text-align="justify" style:justify-single-word="false"/>
      <style:text-properties fo:color="#ff0000" style:font-name="Courier 10 Pitch" fo:font-weight="normal" style:font-weight-asian="normal" style:font-name-complex="Times New Roman" style:font-size-complex="12pt" style:font-weight-complex="normal"/>
    </style:style>
    <style:style style:name="P16" style:family="paragraph" style:parent-style-name="Standard">
      <style:paragraph-properties fo:text-align="justify" style:justify-single-word="false"/>
      <style:text-properties fo:color="#000000" style:font-name="Times New Roman" fo:font-weight="normal" style:font-weight-asian="normal" style:font-name-complex="Times New Roman" style:font-size-complex="12pt" style:font-weight-complex="normal"/>
    </style:style>
    <style:style style:name="P17" style:family="paragraph" style:parent-style-name="Standard">
      <style:paragraph-properties fo:margin-left="0cm" fo:margin-right="-0.035cm" fo:text-indent="0cm" style:auto-text-indent="false" fo:padding="0cm" fo:border-left="none" fo:border-right="none" fo:border-top="none" fo:border-bottom="0.74pt solid #000000"/>
      <style:text-properties style:font-name="Times New Roman" fo:font-size="5pt" fo:language="es" fo:country="ES" fo:font-weight="bold" style:font-size-asian="5pt" style:font-weight-asian="bold" style:font-name-complex="Times New Roman"/>
    </style:style>
    <style:style style:name="P18" style:family="paragraph" style:parent-style-name="Standard">
      <style:paragraph-properties fo:margin-left="0cm" fo:margin-right="-0.035cm" fo:text-indent="0cm" style:auto-text-indent="false" fo:padding="0cm" fo:border-left="none" fo:border-right="none" fo:border-top="none" fo:border-bottom="0.74pt solid #000000"/>
      <style:text-properties style:font-name="Times New Roman" fo:font-size="9pt" fo:language="es" fo:country="ES" style:font-size-asian="7.84999990463257pt" style:font-name-complex="Times New Roman" style:font-size-complex="9pt"/>
    </style:style>
    <style:style style:name="P19" style:family="paragraph" style:parent-style-name="r2">
      <style:paragraph-properties fo:margin-left="0cm" fo:margin-right="0cm" fo:text-align="center" style:justify-single-word="false" fo:text-indent="-0.035cm" style:auto-text-indent="false">
        <style:tab-stops/>
      </style:paragraph-properties>
      <style:text-properties style:font-name="Times New Roman" fo:font-size="14pt" fo:language="es" fo:country="ES" fo:font-weight="bold" style:font-size-asian="14pt" style:font-weight-asian="bold" style:font-name-complex="Times New Roman" style:font-size-complex="14pt" style:font-weight-complex="bold"/>
    </style:style>
    <style:style style:name="P20" style:family="paragraph" style:parent-style-name="Standard">
      <style:paragraph-properties fo:text-align="justify" style:justify-single-word="false"/>
      <style:text-properties style:font-name="Times New Roman" fo:font-weight="normal" style:font-weight-asian="normal" style:font-name-complex="Times New Roman" style:font-size-complex="12pt" style:font-weight-complex="normal"/>
    </style:style>
    <style:style style:name="P21" style:family="paragraph" style:parent-style-name="Standard">
      <style:paragraph-properties fo:text-align="justify" style:justify-single-word="false"/>
      <style:text-properties style:font-name="Times New Roman" fo:font-weight="normal" officeooo:paragraph-rsid="001150ad" style:font-weight-asian="normal" style:font-name-complex="Times New Roman" style:font-size-complex="12pt" style:font-weight-complex="normal"/>
    </style:style>
    <style:style style:name="P22" style:family="paragraph" style:parent-style-name="Standard">
      <style:paragraph-properties fo:text-align="justify" style:justify-single-word="false"/>
      <style:text-properties style:font-name="Times New Roman" fo:font-weight="normal" officeooo:rsid="001a4c1b" officeooo:paragraph-rsid="001a4c1b" style:font-weight-asian="normal" style:font-name-complex="Times New Roman" style:font-size-complex="12pt" style:font-weight-complex="normal"/>
    </style:style>
    <style:style style:name="P23" style:family="paragraph">
      <style:paragraph-properties fo:text-align="center"/>
    </style:style>
    <style:style style:name="P24" style:family="paragraph">
      <loext:graphic-properties draw:fill="none" draw:fill-color="#ffffff"/>
    </style:style>
    <style:style style:name="P25" style:family="paragraph">
      <style:text-properties fo:font-size="10pt" style:font-size-asian="10pt" style:font-size-complex="10pt"/>
    </style:style>
    <style:style style:name="P26" style:family="paragraph">
      <loext:graphic-properties draw:fill="none" draw:fill-color="#ffffff"/>
      <style:text-properties fo:font-size="10pt" style:font-size-asian="10pt" style:font-size-complex="10pt"/>
    </style:style>
    <style:style style:name="T1" style:family="text">
      <style:text-properties style:font-name="Times New Roman" fo:language="es" fo:country="ES" fo:font-weight="bold" style:font-weight-asian="bold" style:font-name-complex="Times New Roman" style:font-size-complex="12pt"/>
    </style:style>
    <style:style style:name="T2" style:family="text">
      <style:text-properties style:font-name="Times New Roman" fo:font-weight="bold" style:font-weight-asian="bold" style:font-name-complex="Times New Roman" style:font-size-complex="12pt"/>
    </style:style>
    <style:style style:name="T3" style:family="text">
      <style:text-properties style:font-name="Times New Roman" fo:font-weight="normal" style:font-weight-asian="normal" style:font-name-complex="Times New Roman" style:font-size-complex="12pt" style:font-weight-complex="normal"/>
    </style:style>
    <style:style style:name="T4" style:family="text">
      <style:text-properties style:font-name="Times New Roman" fo:font-style="italic" fo:font-weight="normal" style:font-style-asian="italic" style:font-weight-asian="normal" style:font-name-complex="Times New Roman" style:font-size-complex="12pt" style:font-style-complex="italic" style:font-weight-complex="normal"/>
    </style:style>
    <style:style style:name="T5" style:family="text">
      <style:text-properties style:font-name="Courier New1" fo:font-weight="normal" style:font-weight-asian="normal" style:font-name-complex="Times New Roman" style:font-size-complex="12pt" style:font-weight-complex="normal"/>
    </style:style>
    <style:style style:name="T6" style:family="text">
      <style:text-properties fo:color="#ff0000" style:font-name="Courier 10 Pitch" officeooo:rsid="0012e722"/>
    </style:style>
    <style:style style:name="T7" style:family="text">
      <style:text-properties fo:color="#ff0000" style:font-name="Times New Roman" fo:font-weight="normal" style:font-weight-asian="normal" style:font-name-complex="Times New Roman" style:font-size-complex="12pt" style:font-weight-complex="normal"/>
    </style:style>
    <style:style style:name="T8" style:family="text">
      <style:text-properties fo:color="#ff0000" officeooo:rsid="0012e722"/>
    </style:style>
    <style:style style:name="T9" style:family="text">
      <style:text-properties fo:color="#0000ff" style:font-name="Times New Roman" fo:font-weight="normal" style:font-weight-asian="normal" style:font-name-complex="Times New Roman" style:font-size-complex="12pt" style:font-weight-complex="normal"/>
    </style:style>
    <style:style style:name="T10" style:family="text">
      <style:text-properties fo:color="#000000" style:font-name="Courier 10 Pitch"/>
    </style:style>
    <style:style style:name="T11" style:family="text">
      <style:text-properties fo:color="#000000" style:font-name="Courier 10 Pitch" officeooo:rsid="00143bcc"/>
    </style:style>
    <style:style style:name="T12" style:family="text">
      <style:text-properties officeooo:rsid="0012e722"/>
    </style:style>
    <style:style style:name="T13" style:family="text">
      <style:text-properties officeooo:rsid="0017d4d2"/>
    </style:style>
    <style:style style:name="T14" style:family="text">
      <style:text-properties fo:language="es" fo:country="ES"/>
    </style:style>
    <style:style style:name="T15" style:family="text">
      <style:text-properties fo:language="es" fo:country="ES" officeooo:rsid="001becb6"/>
    </style:style>
    <style:style style:name="T16" style:family="text">
      <style:text-properties officeooo:rsid="0018f16f"/>
    </style:style>
    <style:style style:name="T17" style:family="text">
      <style:text-properties officeooo:rsid="001a4c1b"/>
    </style:style>
    <style:style style:name="T18" style:family="text">
      <style:text-properties fo:color="#007fff"/>
    </style:style>
    <style:style style:name="T19" style:family="text">
      <style:text-properties fo:color="#000000"/>
    </style:style>
    <style:style style:name="T20" style:family="text">
      <style:text-properties fo:color="#ff0000"/>
    </style:style>
    <style:style style:name="T21" style:family="text">
      <style:text-properties fo:font-size="10pt" style:font-size-asian="10pt" style:font-size-complex="10pt"/>
    </style:style>
    <style:style style:name="T22" style:family="text">
      <style:text-properties fo:color="#0000ff" fo:font-size="10pt" style:font-size-asian="10pt" style:font-size-complex="10pt"/>
    </style:style>
    <style:style style:name="T23" style:family="text">
      <style:text-properties fo:color="#000000" fo:font-size="10pt" style:font-size-asian="10pt" style:font-size-complex="10pt"/>
    </style:style>
    <style:style style:name="T24" style:family="text">
      <style:text-properties fo:color="#007fff" fo:font-size="10pt" style:font-size-asian="10pt" style:font-size-complex="10pt"/>
    </style:style>
    <style:style style:name="T25" style:family="text">
      <style:text-properties fo:color="#ff0000" fo:font-size="10pt" style:font-size-asian="10pt" style:font-size-complex="10pt"/>
    </style:style>
    <style:style style:name="T26" style:family="text">
      <style:text-properties fo:color="#000000" fo:font-size="10pt" fo:font-weight="bold" style:font-size-asian="10pt" style:font-weight-asian="bold" style:font-size-complex="10pt" style:font-weight-complex="bold"/>
    </style:style>
    <style:style style:name="fr1"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width="2.272cm" draw:visible-area-height="1.319cm"/>
    </style:style>
    <style:style style:name="gr1" style:family="graphic">
      <style:graphic-properties draw:textarea-horizontal-align="justify" draw:textarea-vertical-align="middle" draw:auto-grow-height="false" fo:min-height="0.799cm" fo:min-width="0.549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9cm" fo:min-width="0.633cm"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497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4.383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3.708cm"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text:span text:style-name="T14">Máster Universitario en Ingeniería </text:span><text:span text:style-name="T15">Computacional y Sistemas Inteligentes</text:span></text:p>
          </table:table-cell>
          <table:table-cell table:style-name="Table1.A1" office:value-type="string">
            <text:p text:style-name="P11"><draw:frame draw:style-name="fr1" draw:name="Object1" text:anchor-type="as-char" svg:width="2.258cm" svg:height="1.305cm" draw:z-index="0"><draw:object-ole xlink:href="./Object 1" xlink:type="simple" xlink:show="embed" xlink:actuate="onLoad"/><draw:image xlink:href="./ObjectReplacements/Object 1" xlink:type="simple" xlink:show="embed" xlink:actuate="onLoad"/><svg:desc>Objeto OLE</svg:desc></draw:frame></text:p>
          </table:table-cell>
          <table:table-cell table:style-name="Table1.A1" office:value-type="string">
            <text:p text:style-name="P6"><text:span text:style-name="T14">Asignatura: </text:span><text:span text:style-name="T15">Exploración y </text:span></text:p>
            <text:p text:style-name="P4">análisis de datos</text:p>
          </table:table-cell>
        </table:table-row>
      </table:table>
      <text:p text:style-name="P13"/>
      <text:p text:style-name="P19">Perceptrón – RNA</text:p>
      <text:p text:style-name="P17"/>
      <text:p text:style-name="P3"/>
      <text:p text:style-name="P2">NOMBRE: <text:span text:style-name="T16">Frédéric Roux</text:span><text:tab/>Fecha: <text:span text:style-name="T16">13/12/2018</text:span></text:p>
      <text:p text:style-name="P18"/>
      <text:p text:style-name="P1"/>
      <text:p text:style-name="P12"><text:span text:style-name="T1">1</text:span><text:span text:style-name="T2">.- </text:span><text:span text:style-name="T3">Tenemos un perceptrón simple con dos entradas </text:span><text:span text:style-name="T5">x1</text:span><text:span text:style-name="T3"> y </text:span><text:span text:style-name="T5">x2</text:span><text:span text:style-name="T3">, y una entrada de sesgo (</text:span><text:span text:style-name="T4">bias</text:span><text:span text:style-name="T3">) con valor '1'. Los pesos iniciales asignados a cada entrada son (</text:span><text:span text:style-name="T5">w1</text:span><text:span text:style-name="T3">=1, </text:span><text:span text:style-name="T5">w2</text:span><text:span text:style-name="T3">=-1 y </text:span><text:span text:style-name="T5">w0</text:span><text:span text:style-name="T3">=2). La función de activación de la neurona es la función signo, de manera que los ejemplos se clasifican como </text:span><text:span text:style-name="T9">positivos</text:span><text:span text:style-name="T3"> si el valor en el hiperplano es positivo o cero, y como </text:span><text:span text:style-name="T7">negativos</text:span><text:span text:style-name="T3"> en otro caso.</text:span></text:p>
      <text:p text:style-name="P7"/>
      <text:p text:style-name="P7">(a) Dibuja la red neuronal, escribe la ecuación del hiperplano separador e indica cuál es la clasificación que daría para los puntos (0,0) y (-1,2).</text:p>
      <text:p text:style-name="P7"><draw:custom-shape text:anchor-type="paragraph" draw:z-index="9" draw:name="Shape1" draw:style-name="gr1" svg:width="0.775cm" svg:height="1.131cm" svg:x="4.068cm" svg:y="0.252cm"><text:p>b</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draw:custom-shape text:anchor-type="paragraph" draw:z-index="1" draw:name="Shape1" draw:style-name="gr1" svg:width="0.775cm" svg:height="1.131cm" svg:x="1.626cm" svg:y="0.43cm"><text:p>X1</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 draw:name="Shape7" draw:style-name="gr3" draw:text-style-name="P23" svg:x1="4.505cm" svg:y1="0.291cm" svg:x2="4.524cm" svg:y2="1.203cm"><text:p/></draw:line><draw:frame text:anchor-type="paragraph" draw:z-index="11" draw:name="Shape6" draw:style-name="gr5" draw:text-style-name="P24" svg:width="0.675cm" svg:height="0.498cm" svg:x="4.74cm" svg:y="0.409cm"><draw:text-box><text:p>w0</text:p></draw:text-box></draw:frame></text:p>
      <text:p text:style-name="P22"><draw:frame text:anchor-type="paragraph" draw:z-index="6" draw:name="Shape5" draw:style-name="gr4" draw:text-style-name="P24" svg:width="5.001cm" svg:height="1.95cm" svg:x="5.814cm" svg:y="0.183cm"><draw:text-box><text:p>X1-X2+2 = 0</text:p><text:p>(0,0) =&gt; 0-0+2 &gt;0 <text:s text:c="2"/>=&gt; <text:span text:style-name="T18">+</text:span></text:p><text:p><text:span text:style-name="T19">(-1,2) =&gt; -1-2+2 &lt;0 =&gt;</text:span><text:span text:style-name="T18"> </text:span><text:span text:style-name="T20">-</text:span></text:p></draw:text-box></draw:frame><draw:frame text:anchor-type="paragraph" draw:z-index="8" draw:name="Shape6" draw:style-name="gr5" draw:text-style-name="P24" svg:width="0.675cm" svg:height="0.498cm" svg:x="2.974cm" svg:y="0.219cm"><draw:text-box><text:p>w1</text:p></draw:text-box></draw:frame></text:p>
      <text:p text:style-name="P7"><draw:custom-shape text:anchor-type="paragraph" draw:z-index="3" draw:name="Shape2" draw:style-name="gr2" svg:width="0.895cm" svg:height="1.271cm" svg:x="4.008cm" svg:y="0.131cm"><text:p><text:s text:c="2"/>Y</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 draw:name="Shape3" draw:style-name="gr3" draw:text-style-name="P23" svg:x1="2.401cm" svg:y1="0.092cm" svg:x2="4.188cm" svg:y2="0.607cm"><text:p/></draw:line> </text:p>
      <text:p text:style-name="P7"><draw:line text:anchor-type="paragraph" draw:z-index="5" draw:name="Shape4" draw:style-name="gr3" draw:text-style-name="P23" svg:x1="2.103cm" svg:y1="1.212cm" svg:x2="4.008cm" svg:y2="0.457cm"><text:p/></draw:line></text:p>
      <text:p text:style-name="P7"><draw:custom-shape text:anchor-type="paragraph" draw:z-index="2" draw:name="Shape1" draw:style-name="gr1" svg:width="0.775cm" svg:height="1.131cm" svg:x="1.547cm" svg:y="0.111cm"><text:p>X2</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7" draw:name="Shape6" draw:style-name="gr5" draw:text-style-name="P24" svg:width="0.675cm" svg:height="0.498cm" svg:x="3.074cm" svg:y="0.228cm"><draw:text-box><text:p>w2</text:p></draw:text-box></draw:frame></text:p>
      <text:p text:style-name="P7"/>
      <text:p text:style-name="P15"/>
      <text:p text:style-name="P15"/>
      <text:p text:style-name="P15"/>
      <text:p text:style-name="P14"/>
      <text:p text:style-name="P9">(b) <text:span text:style-name="T13">Tomando los dos puntos anteriores con las clases obtenidas en el aparatado anterior y añadiendo el punto </text:span><text:span text:style-name="T6">(-1,0)</text:span><text:span text:style-name="T12"> de la clase </text:span><text:span text:style-name="T8">negativa</text:span><text:span text:style-name="T12">. Dados los pesos anteriores aplica la regla de aprendizaje del perceptrón para que se clasifique correctamente todo el conjunto de entrenamiento y da la ecuación del hiperplano.</text:span></text:p>
      <text:p text:style-name="P7"><draw:frame text:anchor-type="paragraph" draw:z-index="12" draw:name="Shape5" draw:style-name="gr6" draw:text-style-name="P26" svg:width="17.463cm" svg:height="4.85cm" svg:x="0.258cm" svg:y="0.347cm"><draw:text-box><text:p text:style-name="P25"><text:span text:style-name="T21">(0,0) =&gt; 0-0+2 &gt;0 <text:s text:c="2"/>=&gt; </text:span><text:span text:style-name="T22">+</text:span></text:p><text:p text:style-name="P25"><text:span text:style-name="T23">(-1,2) =&gt; -1-2+2 &lt;0 =&gt;</text:span><text:span text:style-name="T24"> </text:span><text:span text:style-name="T25">-</text:span></text:p><text:p text:style-name="P25"><text:span text:style-name="T23">(-1,0) =&gt; -1-0+2 &gt;0 =&gt;</text:span><text:span text:style-name="T24"> </text:span><text:span text:style-name="T22">+</text:span></text:p><text:p text:style-name="P25"><text:span text:style-name="T25"/></text:p><text:p text:style-name="P25"><text:span text:style-name="T23">w1 = w1+(t1-o1)*X1 =&gt; w1 = 1+((-1)-(1))*-1 = 3 </text:span></text:p><text:p text:style-name="P25"><text:span text:style-name="T23">w2 = w2+(t2-o2)*X2 =&gt; w2 = -1+((-1)-(1))*0 = -1 </text:span></text:p><text:p text:style-name="P25"><text:span text:style-name="T23">w0 = w0+(t0-o0)*X0 =&gt; w0 = 2+((-1)-(1))*1 = 0</text:span></text:p><text:p text:style-name="P25"><text:span text:style-name="T26">3X1-X2 = 0</text:span></text:p><text:p text:style-name="P25"><text:span text:style-name="T23">(0,0) =&gt; 0-0+0 &gt;= 0 <text:s text:c="2"/>=&gt; </text:span><text:span text:style-name="T22">+</text:span></text:p><text:p text:style-name="P25"><text:span text:style-name="T23">(-1,2) =&gt; -3-2+0 &lt;0 =&gt;</text:span><text:span text:style-name="T24"> </text:span><text:span text:style-name="T25">-</text:span></text:p><text:p text:style-name="P25"><text:span text:style-name="T23">(-1,0) =&gt; -3-0+0 &lt;0 =&gt;</text:span><text:span text:style-name="T24"> </text:span><text:span text:style-name="T25">-</text:span></text:p><text:p text:style-name="P25"><text:span text:style-name="T25"/></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8">(c) Repite el apartado anterior considerando una tasa de aprendizaje de 0,5. La tasa de aprendizaje (a) es un factor que se introduce en la expresión de aprendizaje de la siguiente manera: <text:span text:style-name="T10">w = w+a*(t-o)*x1 </text:span><text:span text:style-name="T11">y <text:s/>w0 = w0+a*(t-o)</text:span></text:p>
      <text:p text:style-name="P8"><draw:frame text:anchor-type="paragraph" draw:z-index="13" draw:name="Shape5" draw:style-name="gr7" draw:text-style-name="P26" svg:width="17.463cm" svg:height="3.708cm" svg:x="0.019cm" svg:y="0.196cm"><draw:text-box><text:p text:style-name="P25"><text:span text:style-name="T23">w1 = w1+a*(t1-o1)*X1 =&gt; w1 = 1+0.5*((-1)-(1))*-1 = 2 </text:span></text:p><text:p text:style-name="P25"><text:span text:style-name="T23">w2 = w2+a*(t2-o2)*X2 =&gt; w2 = -1+0.5*((-1)-(1))*0 = -1 </text:span></text:p><text:p text:style-name="P25"><text:span text:style-name="T23">w0 = w0+a*(t0-o0) =&gt; w0 = 2+0.5*((-1)-(1)) = 1</text:span></text:p><text:p text:style-name="P25"><text:span text:style-name="T26">2X1-X2 +1= 0</text:span></text:p><text:p text:style-name="P25"><text:span text:style-name="T23">(0,0) =&gt; 0-0+1 &gt;= 1 <text:s text:c="2"/>=&gt; </text:span><text:span text:style-name="T22">+</text:span></text:p><text:p text:style-name="P25"><text:span text:style-name="T23">(-1,2) =&gt; -2-2+1 &lt;0 =&gt;</text:span><text:span text:style-name="T24"> </text:span><text:span text:style-name="T25">-</text:span></text:p><text:p text:style-name="P25"><text:span text:style-name="T23">(-1,0) =&gt; -3-0+1 &lt;0 =&gt;</text:span><text:span text:style-name="T24"> </text:span><text:span text:style-name="T25">-</text:span></text:p></draw:text-box></draw:frame><text:span text:style-name="T11"/></text:p>
      <text:p text:style-name="P10"/>
      <text:p text:style-name="P1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Lohit Hindi1" svg:font-family="'Lohit Hindi'" style:font-pitch="variable"/>
    <style:font-face style:name="WenQuanYi Zen Hei" svg:font-family="'WenQuanYi Zen Hei'" style:font-pitch="variable"/>
    <style:font-face style:name="New York" svg:font-family="'New York', 'Times New Roman'"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ew York" fo:font-family="'New York', '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New York" style:font-family-complex="'New York',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text-align="justify" style:justify-single-word="false" fo:orphans="2" fo:widows="2"/>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 style:family="paragraph" style:parent-style-name="Text_20_body" style:class="list">
      <style:text-properties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2" style:font-family-complex="'Lohit Hindi'"/>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text-align="justify" style:justify-single-word="false" fo:orphans="2" fo:widows="2"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formatos" style:family="paragraph" style:parent-style-name="Standard">
      <style:paragraph-properties fo:margin-left="3.281cm" fo:margin-right="0.138cm" fo:margin-top="0.423cm" fo:margin-bottom="0cm" loext:contextual-spacing="false" style:line-height-at-least="0.635cm" fo:text-align="justify" style:justify-single-word="false" fo:text-indent="-3.104cm" style:auto-text-indent="false">
        <style:tab-stops>
          <style:tab-stop style:position="0.635cm"/>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2" style:family="paragraph" style:parent-style-name="Standard" style:list-style-name="WW8Num3">
      <style:paragraph-properties fo:orphans="2" fo:widows="2"/>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0cm" fo:margin-right="0cm" fo:margin-top="0cm" fo:margin-bottom="0cm" loext:contextual-spacing="false" fo:orphans="2" fo:widows="2" fo:text-indent="1.24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2_20_de_20_t._20_independiente" style:display-name="Sangría 2 de t. independiente" style:family="paragraph" style:parent-style-name="Standard">
      <style:paragraph-properties fo:margin-left="0.25cm" fo:margin-right="0cm" fo:margin-top="0.212cm" fo:margin-bottom="0cm" loext:contextual-spacing="false" fo:text-align="justify" style:justify-single-word="false" fo:text-indent="0cm" style:auto-text-indent="false"/>
    </style:style>
    <style:style style:name="r2" style:family="paragraph" style:parent-style-name="Standard">
      <style:paragraph-properties fo:margin-left="1.729cm" fo:margin-right="0cm" fo:margin-top="0cm" fo:margin-bottom="0cm" loext:contextual-spacing="false" fo:text-align="justify" style:justify-single-word="false" fo:orphans="2" fo:widows="2" fo:text-indent="-0.564cm" style:auto-text-indent="false"/>
      <style:text-properties style:font-name="Palatino" fo:font-family="Palatino, 'Book Antiqua'" style:font-family-generic="roman" style:font-pitch="variable" style:font-name-complex="Palatino" style:font-family-complex="Palatino, 'Book Antiqua'" style:font-family-generic-complex="roman" style:font-pitch-complex="variable"/>
    </style:style>
    <style:style style:name="R2" style:family="paragraph" style:parent-style-name="Standard">
      <style:paragraph-properties fo:margin-left="1.517cm" fo:margin-right="0.102cm" fo:margin-top="0cm" fo:margin-bottom="0cm" loext:contextual-spacing="false" fo:text-align="justify" style:justify-single-word="false" fo:text-indent="-0.564cm" style:auto-text-indent="false"/>
      <style:text-properties style:font-name="Palatino" fo:font-family="Palatino, 'Book Antiqua'" style:font-family-generic="roman" style:font-pitch="variable" fo:font-size="10pt" style:font-size-asian="10pt" style:font-name-complex="Palatino" style:font-family-complex="Palatino, 'Book Antiqua'" style:font-family-generic-complex="roman" style:font-pitch-complex="variable"/>
    </style:style>
    <style:style style:name="Texto_20_independiente_20_2" style:display-name="Texto independiente 2" style:family="paragraph" style:parent-style-name="Standard">
      <style:paragraph-properties fo:text-align="justify" style:justify-single-word="false" fo:orphans="2" fo:widows="2"/>
      <style:text-properties style:font-name="Times New Roman" fo:font-family="'Times New Roman'" style:font-family-generic="roman" style:font-pitch="variable" fo:font-size="11pt" fo:language="eu" fo:country="ES" style:font-size-asian="11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paragraph-properties fo:margin-left="1.501cm" fo:margin-right="0cm" fo:margin-top="0.212cm" fo:margin-bottom="0cm" loext:contextual-spacing="false" fo:text-align="justify" style:justify-single-word="false"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enumerar" style:family="paragraph">
      <style:paragraph-properties style:line-height-at-least="0.635cm" fo:text-align="justify" style:justify-single-word="false" fo:orphans="2" fo:widows="2" fo:hyphenation-ladder-count="no-limit"/>
      <style:text-properties style:use-window-font-color="true" style:font-name="New York" fo:font-family="'New York', '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New York" style:font-family-complex="'New York', 'Times New Roman'" style:font-family-generic-complex="roman" style:font-pitch-complex="variable" style:font-size-complex="10pt" style:language-complex="ar" style:country-complex="SA" fo:hyphenate="false" fo:hyphenation-remain-char-count="2" fo:hyphenation-push-char-count="2"/>
    </style:style>
    <style:style style:name="Texto_20_independiente_20_3" style:display-name="Texto independiente 3" style:family="paragraph" style:parent-style-name="Standard">
      <style:paragraph-properties fo:text-align="justify" style:justify-single-word="false" fo:orphans="2" fo:widows="2"/>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font-size="12pt" fo:font-style="normal" fo:font-weight="bold" style:font-size-asian="12pt" style:font-style-asian="normal" style:font-weight-asian="bold"/>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font-style="normal" fo:font-weight="bold" style:font-style-asian="normal" style:font-weight-asian="bold"/>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style="normal" fo:font-weight="bold" style:font-style-asian="normal" style:font-weight-asian="bold"/>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WW8Num15z0" style:family="text">
      <style:text-properties fo:font-style="normal" fo:font-weight="bold" style:font-style-asian="normal" style:font-weight-asian="bold"/>
    </style:style>
    <style:style style:name="WW8Num16z0" style:family="text">
      <style:text-properties fo:font-style="normal" fo:font-weight="bold" style:font-style-asian="normal" style:font-weight-asian="bold"/>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font-weight="bold" style:font-weight-asian="bold"/>
    </style:style>
    <style:style style:name="WW8Num19z0" style:family="text">
      <style:text-properties fo:font-weight="bold" style:font-weight-asian="bold"/>
    </style:style>
    <style:style style:name="WW8Num20z0" style:family="text">
      <style:text-properties fo:font-weight="bold" style:font-weight-asian="bold"/>
    </style:style>
    <style:style style:name="WW8Num21z0" style:family="text">
      <style:text-properties fo:font-style="normal" fo:font-weight="bold" style:font-style-asian="normal" style:font-weight-asian="bold"/>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fo:font-size="12pt" fo:font-style="normal" fo:font-weight="bold" style:font-size-asian="12pt" style:font-style-asian="normal" style:font-weight-asian="bold"/>
    </style:style>
    <style:style style:name="WW8Num24z0" style:family="text">
      <style:text-properties fo:font-size="12pt" fo:font-style="normal" fo:font-weight="bold" style:font-size-asian="12pt" style:font-style-asian="normal" style:font-weight-asian="bold"/>
    </style:style>
    <style:style style:name="WW8Num27z0" style:family="text">
      <style:text-properties fo:font-style="normal" fo:font-weight="bold" style:font-style-asian="normal" style:font-weight-asian="bold"/>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fo:font-style="normal" fo:font-weight="bold" style:font-style-asian="normal" style:font-weight-asian="bold"/>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font-style="normal" fo:font-weight="bold" style:font-style-asian="normal" style:font-weight-asian="bold"/>
    </style:style>
    <style:style style:name="WW8Num38z0" style:family="text">
      <style:text-properties fo:font-size="12pt" fo:font-style="normal" fo:font-weight="bold" style:font-size-asian="12pt" style:font-style-asian="normal" style:font-weight-asian="bold"/>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4cm" fo:margin-left="0cm" fo:margin-right="0cm" fo:margin-bottom="0.395cm" style:dynamic-spacing="true"/>
      </style:header-style>
      <style:footer-style>
        <style:header-footer-properties fo:min-height="0.494cm" fo:margin-left="0cm" fo:margin-right="0cm" fo:margin-top="0.395cm"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E/S</dc:title>
    <meta:initial-creator>NesGar</meta:initial-creator>
    <meta:creation-date>2000-03-08T17:32:00</meta:creation-date>
    <dc:date>2018-12-13T21:30:38.176025424</dc:date>
    <meta:print-date>2012-12-04T12:53:00</meta:print-date>
    <meta:editing-cycles>378</meta:editing-cycles>
    <meta:editing-duration>P1DT3H18M39S</meta:editing-duration>
    <meta:generator>LibreOffice/5.3.4.2$MacOSX_X86_64 LibreOffice_project/f82d347ccc0be322489bf7da61d7e4ad13fe2ff3</meta:generator>
    <meta:document-statistic meta:table-count="1" meta:image-count="0" meta:object-count="1" meta:page-count="1" meta:paragraph-count="12" meta:word-count="203" meta:character-count="1228" meta:non-whitespace-character-count="1029"/>
  </office:meta>
</office:document-meta>
</file>